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Особенности (временные) пользовательского интерфейса. Ссылки — подчеркнуты, на них кликать мышкой. Есть тултипы — элементы подчеркнуты пунктиром, на них навести мышку и подождать. Все квадратики страниц — тултипы, на них можно навести мышку и подождать. Что-то появится.</text:span></text:p>
      <text:h text:style-name="Heading_20_2" text:outline-level="2">Термины и определения</text:h>
      <text:list xml:id="list2161633947" text:style-name="L1">
        <text:list-item>
          <text:p text:style-name="P1">Проект – описание, модель сайта</text:p>
        </text:list-item>
        <text:list-item>
          <text:p text:style-name="P1">Компонент – типовой, <text:span text:style-name="T1">самодостаточный (логически законченный?)</text:span> фрагмент сайта. Например “Новости” - встречаются на большей части сайтов, состоит из странички с недавними новостями, страницы с одной новостью, архивом новостей, и соответствующим набором страниц в админской части сайта. Примеры других компонентов сайта: «форма обратной связи», «каталог», «форум» и т. д.</text:p>
        </text:list-item>
        <text:list-item>
          <text:p text:style-name="P1">Дизайн страницы — набор файлов, описывающих внешний вид одной страницы.</text:p>
        </text:list-item>
        <text:list-item>
          <text:p text:style-name="P1">Исходник дизайна, графический файл (psd, ai, cdr, xcf, …) содержащий дизайн данной страницы и пригодный для передачи верстальщику. Примечание, одну страницу сайта может описывать несколько файлов.</text:p>
        </text:list-item>
        <text:list-item>
          <text:p text:style-name="P1">Изображение <text:s/>- графический файл (jpeg, png, gif), соответствующий исходнику дизайна страницы, но необходимый, не для верстальщика, а скорее, для удобного ознакомления заказчика с видом станицы, без необходимости просматривать макет в Photoshop или CorelDraw.Иными словами изображение есть экспорт исходника в один из популярных графических форматов.</text:p>
        </text:list-item>
        <text:list-item>
          <text:p text:style-name="P1">Структура сайта — древовидная иерархия страниц сайта. Связи между страницами соответствую ссылкам между страницами, но не все ссылки между страницами соответствуют связям в структуре сайта. <text:span text:style-name="T1">(Нужна картинка)</text:span><text:span text:style-name="T2"> Связи в дереве, скорее отражают логическую организацию сайта, нежели отражают все ссылки между страницами.</text:span></text:p>
        </text:list-item>
        <text:list-item>
          <text:p text:style-name="P1"><text:span text:style-name="T2">Дубликат дизайна. Некоторые страницы сайта могут иметь дизайн совпадающий с какой-либо другой страницей. </text:span><text:span text:style-name="T1">Страница повторяющая дизайн другой страницы — дублер дизайна</text:span><text:span text:style-name="T2">.</text:span></text:p>
        </text:list-item>
        <text:list-item>
          <text:p text:style-name="P1"><text:span text:style-name="T2">Дубликат функционала. Аналогично</text:span></text:p>
        </text:list-item>
        <text:list-item>
          <text:p text:style-name="P1"><text:span text:style-name="T2">Задачи — список задач, которые отражают набор типовых действий выполняемых разработчиком или разработчиками для изготовления определённой части сайта.</text:span></text:p>
        </text:list-item>
        <text:list-item>
          <text:p text:style-name="P1"><text:span text:style-name="T2">Структуры</text:span></text:p>
        </text:list-item>
      </text:list>
      <text:p text:style-name="Standard"><text:span text:style-name="T2"/></text:p>
      <text:p text:style-name="Standard"><text:span text:style-name="T2"/></text:p>
      <text:p text:style-name="Text_20_body"><text:span text:style-name="T2"/></text:p>
      <text:p text:style-name="Text_20_body"><text:span text:style-name="T2">Создание нового сайта</text:span></text:p>
      <text:p text:style-name="Text_20_body"><text:span text:style-name="T2">Сайты → Новый сайт Ввести имя проекта</text:span></text:p>
      <text:p text:style-name="Text_20_body"><text:span text:style-name="T2"/></text:p>
      <text:p text:style-name="Text_20_body"><text:span text:style-name="T2">Якорь — тяни бросай</text:span></text:p>
      <text:p text:style-name="Text_20_body"><text:span text:style-name="T2">Домино — тяни бросай. Доминошек 2 вида: дубль 3 и дубль 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9T18:17:56</meta:creation-date>
    <dc:date>2010-12-19T19:12:31</dc:date>
    <meta:editing-duration>PT00H54M38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1" meta:paragraph-count="16" meta:word-count="295" meta:character-count="2132"/>
  </office:meta>
</office:document-meta>
</file>